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style:font-name-complex="Calibri" fo:color="#000000"/>
    </style:style>
  </office:automatic-styles>
  <office:body>
    <office:text text:use-soft-page-breaks="true">
      <text:p text:style-name="P1">Bilan personnel du projet<text:s/>(Quentin)</text:p>
      <text:p text:style-name="Normal">Ce projet<text:s/>a<text:s/>été une expérience qui m'a permis de<text:s/>renforcer<text:s/>mes compétences en développement informatique tout en améliorant ma capacité à communiquer.<text:s/>Je<text:s/>pense<text:s/>que cette expérience a été<text:s/>bénéfique pour mon parcours professionnel et personnel.</text:p>
      <text:p text:style-name="Normal">Tout d'abord, sur le plan du développement informatique, j'ai acquis une solide expérience pratique en travaillant sur ce projet. J'ai pu mettre en pratique mes connaissances en programmation et utiliser différentes technologies pour atteindre les objectifs fixés. J'ai amélioré mes compétences en PHP en utilisant l'API YouTube Data pour récupérer les vidéos et les afficher sur notre site. J'ai également développé mes compétences en CSS pour créer une mise en page attrayante et responsive. Cette expérience m'a permis de consolider mes connaissances et d'explorer de nouvelles techniques.</text:p>
      <text:p text:style-name="Normal">En ce qui concerne la communication avec les membres du groupe, le projet a été une excellente occasion<text:s/>de<text:s/>travailler en équipe. Nous avons<text:s/>partagé<text:s/>nos idées, résolu<text:s/>des problèmes et prit<text:s/>des décisions ensemble. La communication régulière que nous avons maintenue<text:s/>nous a permis de faire le projet plus simplement.<text:s/>Le travail en groupe<text:s/>à<text:s/>permis de<text:s/>prendre en compte différentes perspectives.</text:p>
      <text:p text:style-name="Normal">En plus des compétences techniques et de communication, j'ai également développé un autre aspect important,<text:s/>la gestion du temps et l'organisation. Travailler sur ce projet m'a<text:s/>bien<text:s/>enseigné l'importance de planifier,<text:s/>de hiérarchiser les tâches<text:s/>et<text:s/>de respecter les délais.</text:p>
      <text:p text:style-name="Normal">Pour conclure, ce projet a été une expérience qui m'a permis de développer mes compétences en développement informatique, d'améliorer ma communication avec les membres du groupe et d'affiner ma capacité à gérer mon temps efficacement.<text:s/>Je suis<text:s/>donc<text:s/>convaincu que ces compétences<text:s/>me permettront d’être plus efficace<text:s/>dans mes projets futur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fr" style:country-asian="F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Quentin FRAISE</meta:initial-creator>
    <dc:creator>Quentin FRAISE</dc:creator>
    <meta:creation-date>2023-06-15T14:42:00Z</meta:creation-date>
    <dc:date>2023-06-15T15:05:00Z</dc:date>
    <meta:template xlink:href="Normal.dotm" xlink:type="simple"/>
    <meta:editing-cycles>1</meta:editing-cycles>
    <meta:editing-duration>PT1380S</meta:editing-duration>
    <meta:document-statistic meta:page-count="1" meta:paragraph-count="3" meta:word-count="288" meta:character-count="1872" meta:row-count="13" meta:non-whitespace-character-count="1587"/>
  </office:meta>
</office:document-meta>
</file>